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svg:stroke-width="0.05cm" svg:stroke-color="#0000ff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Стили_20_стрелок_20_1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end="Стили_20_стрелок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start="Стили_20_стрелок_20_1" draw:marker-end="" draw:marker-end-width="0.3cm" draw:textarea-horizontal-align="center" draw:textarea-vertical-align="middle"/>
    </style:style>
    <style:style style:name="gr13" style:family="graphic" style:parent-style-name="standard">
      <style:graphic-properties svg:stroke-width="0.05cm" draw:marker-start="Стили_20_стрелок_20_1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marker-end="Стили_20_стрелок_20_1" draw:fill="none" draw:fill-color="#ffffff" draw:textarea-horizontal-align="left" draw:auto-grow-height="true" draw:auto-grow-width="true" fo:min-height="0.925cm" fo:min-width="0.034cm"/>
    </style:style>
    <style:style style:name="gr16" style:family="graphic" style:parent-style-name="standard">
      <style:graphic-properties draw:ole-draw-aspect="1" style:protect="size"/>
    </style:style>
    <style:style style:name="gr17" style:family="graphic" style:parent-style-name="standard">
      <style:graphic-properties svg:stroke-width="0cm" draw:marker-start-width="0.2cm" draw:marker-end="Стили_20_стрелок_20_1" draw:marker-end-width="0.3cm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svg:stroke-width="0.07cm" svg:stroke-color="#808080" draw:marker-start-width="0.305cm" draw:marker-end-width="0.305cm" draw:fill="solid" draw:fill-color="#006b6b" draw:textarea-horizontal-align="justify" draw:textarea-vertical-align="middle" draw:auto-grow-height="false" fo:padding-top="0.16cm" fo:padding-bottom="0.16cm" fo:padding-left="0.285cm" fo:padding-right="0.28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line-height="100%"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Arial" style:font-family-generic="swiss" style:font-pitch="variable" fo:font-size="18pt" style:font-size-asian="18pt" style:font-size-complex="18pt"/>
    </style:style>
    <style:style style:name="T3" style:family="text">
      <style:text-properties style:text-position="sub 58%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5" style:family="text">
      <style:text-properties style:text-position="sub 58%"/>
    </style:style>
    <style:style style:name="T6" style:family="text">
      <style:text-properties fo:font-family="'Times New Roman'" style:font-style-name="Обычный" style:font-family-generic="roman" style:font-family-asian="'Times New Roman'" style:font-style-name-asian="Обычный" style:font-family-generic-asian="roman" style:font-family-complex="'Times New Roman'" style:font-style-name-complex="Обычный" style:font-family-generic-complex="roman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ffff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11" style:family="text">
      <style:text-properties fo:color="#000000" fo:font-family="'Times New Roman'" style:font-style-name="Обычный" style:font-family-generic="roman" fo:font-size="12pt" style:font-family-asian="'Times New Roman'" style:font-style-name-asian="Обычный" style:font-family-generic-asian="roman" style:font-size-asian="12pt" style:font-family-complex="'Times New Roman'" style:font-style-name-complex="Обычный" style:font-family-generic-complex="roman" style:font-size-complex="12pt"/>
    </style:style>
    <style:style style:name="T12" style:family="text">
      <style:text-properties fo:color="#000000" style:text-position="super 58%" fo:font-family="'Times New Roman'" style:font-family-generic="roman" style:font-pitch="variable" fo:font-size="12pt" style:font-size-asian="12pt" style:font-size-complex="12pt"/>
    </style:style>
    <style:style style:name="T13" style:family="text">
      <style:text-properties fo:color="#000000"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.357cm" svg:height="0.814cm" svg:x="7.025cm" svg:y="1.65cm">
          <draw:text-box>
            <text:p text:style-name="P1"><text:span text:style-name="T1">g[n]</text:span></text:p>
          </draw:text-box>
        </draw:frame>
        <draw:connector draw:style-name="gr2" draw:text-style-name="P3" draw:layer="layout" svg:x1="3.712cm" svg:y1="7.475cm" svg:x2="3.725cm" svg:y2="8.75cm" draw:start-shape="id1" draw:start-glue-point="2" draw:end-shape="id2" svg:d="m3712 7475v638h13v637">
          <text:p/>
        </draw:connector>
        <draw:connector draw:style-name="gr2" draw:text-style-name="P3" draw:layer="layout" svg:x1="3.75cm" svg:y1="5.3cm" svg:x2="3.712cm" svg:y2="5.775cm" draw:start-shape="id3" draw:start-glue-point="2" draw:end-shape="id1" draw:end-glue-point="0" svg:d="m3750 5300v238h-38v237">
          <text:p/>
        </draw:connector>
        <draw:custom-shape draw:style-name="gr3" draw:text-style-name="P4" draw:id="id9" draw:layer="layout" svg:width="0.8cm" svg:height="0.8cm" svg:x="5.8cm" svg:y="2.2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12" draw:layer="layout" svg:width="0.8cm" svg:height="0.8cm" svg:x="16cm" svg:y="5.55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8" draw:layer="layout" svg:width="0.8cm" svg:height="0.8cm" svg:x="12.4cm" svg:y="2.2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id="id13" draw:layer="layout" svg:width="0.8cm" svg:height="0.8cm" svg:x="15.051cm" svg:y="9.6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8.425cm" svg:y1="5.075cm" svg:x2="8.6cm" svg:y2="6.4cm" draw:start-shape="id4" draw:start-glue-point="2" draw:end-shape="id5" draw:end-glue-point="0" svg:d="m8425 5075v679h175v646">
          <text:p/>
        </draw:connector>
        <draw:connector draw:style-name="gr6" draw:text-style-name="P3" draw:layer="layout" svg:x1="10.2cm" svg:y1="7.212cm" svg:x2="11.2cm" svg:y2="7.212cm" draw:start-shape="id5" draw:start-glue-point="1" draw:end-shape="id6" draw:end-glue-point="3" svg:d="m10200 7212h1000">
          <text:p/>
        </draw:connector>
        <draw:connector draw:style-name="gr6" draw:text-style-name="P3" draw:layer="layout" svg:x1="12.8cm" svg:y1="3.85cm" svg:x2="12.8cm" svg:y2="3cm" draw:start-shape="id7" draw:start-glue-point="0" draw:end-shape="id8" draw:end-glue-point="8" svg:d="m12800 3850v-850">
          <text:p/>
        </draw:connector>
        <draw:connector draw:style-name="gr7" draw:text-style-name="P3" draw:layer="layout" svg:x1="6.6cm" svg:y1="2.6cm" svg:x2="12.4cm" svg:y2="2.6cm" draw:start-shape="id9" draw:start-glue-point="10" draw:end-shape="id8" draw:end-glue-point="6" svg:d="m6600 2600h5800">
          <text:p/>
        </draw:connector>
        <draw:connector draw:style-name="gr6" draw:text-style-name="P3" draw:layer="layout" svg:x1="6.6cm" svg:y1="2.6cm" svg:x2="8.425cm" svg:y2="3.4cm" draw:start-shape="id9" draw:start-glue-point="10" draw:end-shape="id4" draw:end-glue-point="0" svg:d="m6600 2600h1825v800">
          <text:p/>
        </draw:connector>
        <draw:connector draw:style-name="gr6" draw:text-style-name="P3" draw:layer="layout" svg:x1="12.8cm" svg:y1="6.4cm" svg:x2="12.8cm" svg:y2="5.475cm" draw:start-shape="id6" draw:start-glue-point="0" draw:end-shape="id7" draw:end-glue-point="2" svg:d="m12800 6400v-925">
          <text:p/>
        </draw:connector>
        <draw:connector draw:style-name="gr7" draw:text-style-name="P3" draw:layer="layout" svg:x1="13.2cm" svg:y1="2.6cm" svg:x2="14.825cm" svg:y2="2.612cm" draw:start-shape="id8" draw:start-glue-point="10" draw:end-shape="id10" draw:end-glue-point="3" svg:d="m13200 2600h813v12h812">
          <text:p/>
        </draw:connector>
        <draw:connector draw:style-name="gr2" draw:text-style-name="P3" draw:layer="layout" svg:x1="16.425cm" svg:y1="3.25cm" svg:x2="16.425cm" svg:y2="3.825cm" draw:start-shape="id10" draw:start-glue-point="2" draw:end-shape="id11" draw:end-glue-point="0" svg:d="m16425 3250v575">
          <text:p/>
        </draw:connector>
        <draw:connector draw:style-name="gr7" draw:text-style-name="P3" draw:layer="layout" svg:x1="16.4cm" svg:y1="6.35cm" svg:x2="15.851cm" svg:y2="10.05cm" draw:start-shape="id12" draw:start-glue-point="8" draw:end-shape="id13" draw:end-glue-point="10" svg:d="m16400 6350v3700h-549">
          <text:p/>
        </draw:connector>
        <draw:connector draw:style-name="gr7" draw:text-style-name="P3" draw:layer="layout" svg:x1="16.425cm" svg:y1="5.1cm" svg:x2="16.4cm" svg:y2="5.55cm" draw:start-shape="id11" draw:start-glue-point="2" draw:end-shape="id12" draw:end-glue-point="4" svg:d="m16425 5100v225h-25v225">
          <text:p/>
        </draw:connector>
        <draw:connector draw:style-name="gr6" draw:text-style-name="P3" draw:layer="layout" draw:line-skew="0.102cm 0.127cm" svg:x1="12.8cm" svg:y1="6.4cm" svg:x2="16cm" svg:y2="5.95cm" draw:start-shape="id6" draw:start-glue-point="0" draw:end-shape="id12" draw:end-glue-point="6" svg:d="m12800 6400v-400h2527v-50h673">
          <text:p/>
        </draw:connector>
        <draw:connector draw:style-name="gr7" draw:text-style-name="P3" draw:layer="layout" svg:x1="3.1cm" svg:y1="2.6cm" svg:x2="5.8cm" svg:y2="2.6cm" draw:end-shape="id9" draw:end-glue-point="6" svg:d="m3100 2600h2700">
          <text:p/>
        </draw:connector>
        <draw:connector draw:style-name="gr7" draw:text-style-name="P3" draw:layer="layout" svg:x1="15.051cm" svg:y1="10.05cm" svg:x2="10.4cm" svg:y2="10.037cm" draw:start-shape="id13" draw:start-glue-point="6" draw:end-shape="id14" draw:end-glue-point="1" svg:d="m15051 10050h-2335v-13h-2316">
          <text:p/>
        </draw:connector>
        <draw:connector draw:style-name="gr7" draw:text-style-name="P3" draw:layer="layout" svg:x1="7.2cm" svg:y1="10.037cm" svg:x2="6.2cm" svg:y2="3cm" draw:start-shape="id14" draw:start-glue-point="3" draw:end-shape="id9" draw:end-glue-point="8" svg:d="m7200 10037h-1000v-7037">
          <text:p/>
        </draw:connector>
        <draw:connector draw:style-name="gr8" draw:text-style-name="P3" draw:layer="layout" svg:x1="3.725cm" svg:y1="10.5cm" svg:x2="8.8cm" svg:y2="10.85cm" draw:start-shape="id2" draw:start-glue-point="2" draw:end-shape="id14" draw:end-glue-point="2" svg:d="m3725 10500v851h5075v-501">
          <text:p/>
        </draw:connector>
        <draw:connector draw:style-name="gr2" draw:text-style-name="P3" draw:layer="layout" svg:x1="10.2cm" svg:y1="7.212cm" svg:x2="10.778cm" svg:y2="12.227cm" draw:start-shape="id5" svg:d="m10200 7212h540v5015h38">
          <text:p/>
        </draw:connector>
        <draw:connector draw:style-name="gr2" draw:text-style-name="P3" draw:layer="layout" draw:line-skew="-2.169cm" svg:x1="3.712cm" svg:y1="7.475cm" svg:x2="5.8cm" svg:y2="12.036cm" draw:start-shape="id1" draw:start-glue-point="2" svg:d="m3712 7475v380h2088v4181">
          <text:p/>
        </draw:connector>
        <draw:connector draw:style-name="gr7" draw:text-style-name="P3" draw:layer="layout" svg:x1="18.025cm" svg:y1="2.612cm" svg:x2="18.499cm" svg:y2="12.03cm" draw:start-shape="id10" draw:start-glue-point="1" svg:d="m18025 2612h501v9418h-27">
          <text:p/>
        </draw:connector>
        <draw:frame draw:style-name="gr1" draw:text-style-name="P2" draw:layer="layout" svg:width="1.408cm" svg:height="0.974cm" svg:x="4.482cm" svg:y="11.35cm">
          <draw:text-box>
            <text:p text:style-name="P1"><text:span text:style-name="T1">i</text:span><text:span text:style-name="T3">p</text:span><text:span text:style-name="T1">[n]</text:span></text:p>
          </draw:text-box>
        </draw:frame>
        <draw:frame draw:style-name="gr1" draw:text-style-name="P2" draw:layer="layout" svg:width="1.391cm" svg:height="0.974cm" svg:x="10.95cm" svg:y="11.007cm">
          <draw:text-box>
            <text:p text:style-name="P1"><text:span text:style-name="T1">i</text:span><text:span text:style-name="T3">g</text:span><text:span text:style-name="T1">[n]</text:span></text:p>
          </draw:text-box>
        </draw:frame>
        <draw:frame draw:style-name="gr1" draw:text-style-name="P2" draw:layer="layout" svg:width="1.391cm" svg:height="0.974cm" svg:x="17.006cm" svg:y="10.95cm">
          <draw:text-box>
            <text:p text:style-name="P1"><text:span text:style-name="T1">i</text:span><text:span text:style-name="T3">a</text:span><text:span text:style-name="T1">[n]</text:span></text:p>
          </draw:text-box>
        </draw:frame>
        <draw:rect draw:style-name="gr9" draw:text-style-name="P5" draw:id="id16" draw:layer="layout" svg:width="3.225cm" svg:height="1.2cm" svg:x="4.721cm" svg:y="13.1cm">
          <text:p text:style-name="P3"><text:span text:style-name="T4">Декодер </text:span></text:p>
          <text:p text:style-name="P3"><text:span text:style-name="T4">амплитуды</text:span></text:p>
        </draw:rect>
        <draw:rect draw:style-name="gr10" draw:text-style-name="P5" draw:id="id15" draw:layer="layout" svg:width="3.2cm" svg:height="1.6cm" svg:x="4.726cm" svg:y="14.5cm">
          <text:p text:style-name="P3"><text:span text:style-name="T4">Декодирование</text:span></text:p>
          <text:p text:style-name="P3"><text:span text:style-name="T4">коэффициента </text:span></text:p>
          <text:p text:style-name="P3"><text:span text:style-name="T4">усиления</text:span></text:p>
        </draw:rect>
        <draw:frame draw:style-name="gr11" draw:layer="layout" svg:width="1.24cm" svg:height="0.868cm" svg:x="2.786cm" svg:y="14.532cm">
          <draw:text-box>
            <text:p>i<text:span text:style-name="T5">g</text:span>[n]</text:p>
          </draw:text-box>
        </draw:frame>
        <draw:connector draw:style-name="gr12" draw:text-style-name="P3" draw:layer="layout" svg:x1="4.726cm" svg:y1="15.3cm" svg:x2="2.713cm" svg:y2="15.3cm" draw:start-shape="id15" draw:start-glue-point="3" svg:d="m4726 15300h-2013">
          <text:p/>
        </draw:connector>
        <draw:connector draw:style-name="gr13" draw:text-style-name="P3" draw:layer="layout" svg:x1="4.721cm" svg:y1="13.7cm" svg:x2="2.726cm" svg:y2="13.7cm" draw:start-shape="id16" draw:start-glue-point="3" svg:d="m4721 13700h-1995">
          <text:p/>
        </draw:connector>
        <draw:custom-shape draw:style-name="gr4" draw:text-style-name="P4" draw:id="id17" draw:layer="layout" svg:width="0.8cm" svg:height="0.8cm" svg:x="9.121cm" svg:y="13.3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7.946cm" svg:y1="13.7cm" svg:x2="9.121cm" svg:y2="13.7cm" draw:start-shape="id16" draw:start-glue-point="1" draw:end-shape="id17" draw:end-glue-point="6" svg:d="m7946 13700h1175">
          <text:p/>
        </draw:connector>
        <draw:connector draw:style-name="gr2" draw:text-style-name="P3" draw:layer="layout" svg:x1="7.926cm" svg:y1="15.3cm" svg:x2="9.521cm" svg:y2="14.1cm" draw:start-shape="id15" draw:start-glue-point="1" draw:end-shape="id17" draw:end-glue-point="8" svg:d="m7926 15300h1595v-1200">
          <text:p/>
        </draw:connector>
        <draw:connector draw:style-name="gr7" draw:text-style-name="P3" draw:layer="layout" svg:x1="9.921cm" svg:y1="13.7cm" svg:x2="11.726cm" svg:y2="13.702cm" draw:start-shape="id17" draw:start-glue-point="10" draw:end-shape="id18" draw:end-glue-point="6" svg:d="m9921 13700h891v2h914">
          <text:p/>
        </draw:connector>
        <draw:frame draw:style-name="gr1" draw:layer="layout" svg:width="1.327cm" svg:height="0.734cm" svg:x="9.671cm" svg:y="14.716cm">
          <draw:text-box>
            <text:p><text:span text:style-name="T6">ĝ</text:span>[m]</text:p>
          </draw:text-box>
        </draw:frame>
        <draw:rect draw:style-name="gr10" draw:text-style-name="P5" draw:id="id20" draw:layer="layout" svg:width="3.2cm" svg:height="1.6cm" svg:x="4.726cm" svg:y="16.3cm">
          <text:p text:style-name="P3"><text:span text:style-name="T4">Декодирование</text:span></text:p>
          <text:p text:style-name="P3"><text:span text:style-name="T4">коэффициентов</text:span></text:p>
          <text:p text:style-name="P3"><text:span text:style-name="T4">предсказания</text:span></text:p>
        </draw:rect>
        <draw:rect draw:style-name="gr9" draw:text-style-name="P5" draw:id="id19" draw:layer="layout" svg:width="3.2cm" svg:height="1.6cm" svg:x="13.126cm" svg:y="14.502cm">
          <text:p text:style-name="P3"><text:span text:style-name="T4">Предсказатель</text:span></text:p>
        </draw:rect>
        <draw:custom-shape draw:style-name="gr3" draw:text-style-name="P4" draw:id="id18" draw:layer="layout" svg:width="0.8cm" svg:height="0.8cm" svg:x="11.726cm" svg:y="13.302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svg:x1="13.126cm" svg:y1="15.302cm" svg:x2="12.126cm" svg:y2="14.102cm" draw:start-shape="id19" draw:start-glue-point="3" draw:end-shape="id18" draw:end-glue-point="8" svg:d="m13126 15302h-1000v-1200">
          <text:p/>
        </draw:connector>
        <draw:connector draw:style-name="gr8" draw:text-style-name="P3" draw:layer="layout" svg:x1="7.926cm" svg:y1="17.1cm" svg:x2="14.726cm" svg:y2="16.102cm" draw:start-shape="id20" draw:start-glue-point="1" draw:end-shape="id19" draw:end-glue-point="2" svg:d="m7926 17100h6800v-998">
          <text:p/>
        </draw:connector>
        <draw:connector draw:style-name="gr12" draw:text-style-name="P3" draw:layer="layout" svg:x1="4.726cm" svg:y1="17.1cm" svg:x2="2.713cm" svg:y2="17.097cm" draw:start-shape="id20" draw:start-glue-point="3" svg:d="m4726 17100h-1257v-3h-756">
          <text:p/>
        </draw:connector>
        <draw:frame draw:style-name="gr11" draw:layer="layout" svg:width="1.231cm" svg:height="0.868cm" svg:x="2.776cm" svg:y="12.8cm">
          <draw:text-box>
            <text:p>i<text:span text:style-name="T5">а</text:span>[n]</text:p>
          </draw:text-box>
        </draw:frame>
        <draw:frame draw:style-name="gr11" draw:layer="layout" svg:width="1.244cm" svg:height="0.868cm" svg:x="2.801cm" svg:y="16.157cm">
          <draw:text-box>
            <text:p>i<text:span text:style-name="T5">р</text:span>[n]</text:p>
          </draw:text-box>
        </draw:frame>
        <draw:connector draw:style-name="gr14" draw:text-style-name="P3" draw:layer="layout" draw:line-skew="0.124cm" svg:x1="12.526cm" svg:y1="13.702cm" svg:x2="16.326cm" svg:y2="15.302cm" draw:start-shape="id18" draw:start-glue-point="10" draw:end-shape="id19" draw:end-glue-point="1" svg:d="m12526 13702h4449v1600h-649">
          <text:p/>
        </draw:connector>
        <draw:connector draw:style-name="gr14" draw:text-style-name="P3" draw:layer="layout" svg:x1="12.526cm" svg:y1="13.702cm" svg:x2="18.385cm" svg:y2="13.708cm" draw:start-shape="id18" draw:start-glue-point="10" svg:d="m12526 13702h3192v6h2667">
          <text:p/>
        </draw:connector>
        <draw:frame draw:style-name="gr1" draw:layer="layout" svg:width="0.642cm" svg:height="0.734cm" svg:x="6.125cm" svg:y="2.834cm">
          <draw:text-box>
            <text:p>-</text:p>
          </draw:text-box>
        </draw:frame>
        <draw:frame draw:style-name="gr1" draw:text-style-name="P1" draw:layer="layout" svg:width="1.518cm" svg:height="0.974cm" svg:x="6.075cm" svg:y="5.216cm">
          <draw:text-box>
            <text:p text:style-name="P1"><text:span text:style-name="T7">x</text:span><text:span text:style-name="T8">p</text:span><text:span text:style-name="T7">[n]</text:span></text:p>
          </draw:text-box>
        </draw:frame>
        <draw:frame draw:style-name="gr15" draw:text-style-name="P1" draw:layer="layout" svg:width="1.357cm" svg:height="1.175cm" svg:x="2.759cm" svg:y="1.675cm">
          <draw:text-box>
            <text:p text:style-name="P1"><text:span text:style-name="T7">x[n]</text:span></text:p>
          </draw:text-box>
        </draw:frame>
        <draw:frame draw:style-name="gr16" draw:layer="layout" svg:width="1.076cm" svg:height="0.482cm" svg:x="12.901cm" svg:y="10.26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layer="layout" svg:width="1cm" svg:height="0.482cm" svg:x="16.976cm" svg:y="13.0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17" draw:text-style-name="P3" draw:layer="layout" svg:x1="5.8cm" svg:y1="2.6cm" svg:x2="3.75cm" svg:y2="3.4cm" draw:start-shape="id9" draw:start-glue-point="6" draw:end-shape="id3" svg:d="m5800 2600h-2050v800">
          <text:p/>
        </draw:connector>
        <draw:connector draw:style-name="gr7" draw:text-style-name="P3" draw:layer="layout" svg:x1="7.2cm" svg:y1="10.037cm" svg:x2="15.451cm" svg:y2="9.65cm" draw:start-shape="id14" draw:start-glue-point="3" draw:end-shape="id13" draw:end-glue-point="4" svg:d="m7200 10037h-501v-1314h8752v927">
          <text:p/>
        </draw:connector>
        <draw:custom-shape draw:style-name="gr18" draw:text-style-name="P6" draw:id="id3" draw:layer="layout" svg:width="3.65cm" svg:height="1.9cm" svg:x="1.925cm" svg:y="3.4cm">
          <text:p text:style-name="P6"><text:span text:style-name="T9">Вычисление </text:span></text:p>
          <text:p text:style-name="P6"><text:span text:style-name="T9">коэффициентов</text:span></text:p>
          <text:p text:style-name="P6"><text:span text:style-name="T9">предсказа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1" draw:layer="layout" svg:width="3.775cm" svg:height="1.7cm" svg:x="1.825cm" svg:y="5.775cm">
          <text:p text:style-name="P6"><text:span text:style-name="T9">Кодирование</text:span></text:p>
          <text:p text:style-name="P6"><text:span text:style-name="T9">коэффициентов</text:span></text:p>
          <text:p text:style-name="P6"><text:span text:style-name="T9">предсказа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2" draw:layer="layout" svg:width="3.75cm" svg:height="1.75cm" svg:x="1.85cm" svg:y="8.75cm">
          <text:p text:style-name="P6"><text:span text:style-name="T9">Декодирование</text:span></text:p>
          <text:p text:style-name="P6"><text:span text:style-name="T9">коэффициентов</text:span></text:p>
          <text:p text:style-name="P6"><text:span text:style-name="T9">предсказа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id="id4" draw:layer="layout" svg:width="3.55cm" svg:height="1.675cm" svg:x="6.65cm" svg:y="3.4cm">
          <text:p text:style-name="P7"><text:span text:style-name="T9">Вычисление </text:span></text:p>
          <text:p text:style-name="P7"><text:span text:style-name="T9">коэффициента </text:span></text:p>
          <text:p text:style-name="P7"><text:span text:style-name="T9">усил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id="id5" draw:layer="layout" svg:width="3.2cm" svg:height="1.625cm" svg:x="7cm" svg:y="6.4cm">
          <text:p text:style-name="P3"><text:span text:style-name="T10">Кодер</text:span></text:p>
          <text:p text:style-name="P3"><text:span text:style-name="T10">коэффициента </text:span></text:p>
          <text:p text:style-name="P3"><text:span text:style-name="T10">усил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id="id6" draw:layer="layout" svg:width="3.2cm" svg:height="1.625cm" svg:x="11.2cm" svg:y="6.4cm">
          <text:p text:style-name="P3"><text:span text:style-name="T10">Декодер</text:span></text:p>
          <text:p text:style-name="P3"><text:span text:style-name="T10">коэффициента </text:span></text:p>
          <text:p text:style-name="P3"><text:span text:style-name="T10">усил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id="id7" draw:layer="layout" svg:width="3.2cm" svg:height="1.625cm" svg:x="11.2cm" svg:y="3.85cm">
          <text:p text:style-name="P3"><text:span text:style-name="T10">(</text:span><text:span text:style-name="T11">●</text:span><text:span text:style-name="T10">)</text:span><text:span text:style-name="T12">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id="id14" draw:layer="layout" svg:width="3.2cm" svg:height="1.625cm" svg:x="7.2cm" svg:y="9.225cm">
          <text:p text:style-name="P3"><text:span text:style-name="T13">Предсказател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id="id11" draw:layer="layout" svg:width="3.2cm" svg:height="1.275cm" svg:x="14.825cm" svg:y="3.825cm">
          <text:p text:style-name="P8"><text:span text:style-name="T14">Декодер </text:span></text:p>
          <text:p text:style-name="P8"><text:span text:style-name="T1">амплитуд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id="id10" draw:layer="layout" svg:width="3.2cm" svg:height="1.275cm" svg:x="14.825cm" svg:y="1.975cm">
          <text:p text:style-name="P8"><text:span text:style-name="T14">Кодер </text:span></text:p>
          <text:p text:style-name="P8"><text:span text:style-name="T1">амплитуд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gor </meta:initial-creator>
    <meta:creation-date>2011-12-06T15:18:00.13</meta:creation-date>
    <dc:date>2012-02-12T22:28:59.68</dc:date>
    <meta:editing-duration>PT06H06M04S</meta:editing-duration>
    <meta:editing-cycles>28</meta:editing-cycles>
    <meta:generator>OpenOffice.org/3.2$Win32 OpenOffice.org_project/320m12$Build-9483</meta:generator>
    <meta:document-statistic meta:object-count="65"/>
  </office:meta>
</office:document-meta>
</file>

<file path=Object 2/content.xml><?xml version="1.0" encoding="utf-8"?>
<math xmlns="http://www.w3.org/1998/Math/MathML">
  <semantics>
    <mstyle mathvariant="bold">
      <mrow>
        <mrow>
          <mover accent="true">
            <mi>x</mi>
            <mo stretchy="false">ˆ</mo>
          </mover>
          <mrow>
            <mi stretchy="false" mathvariant="normal">[</mi>
            <mi>n</mi>
            <mi stretchy="false" mathvariant="normal">]</mi>
          </mrow>
        </mrow>
      </mrow>
    </mstyle>
    <annotation encoding="StarMath 5.0">bold {hat x[n]}</annotation>
  </semantics>
</math>
</file>

<file path=Object 3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